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 text:style-name="TitreCentre">jul</text:p>
      <text:h text:outline-level="1">Sommaire</text:h>
      <text:p text:style-name="Sommaire"><text:a xlink:href="#chap1" xlink:type="simple">1. alors la zone</text:a></text:p>
      <text:p text:style-name="Sommaire"><text:a xlink:href="#chap2" xlink:type="simple">2. wesh alors</text:a></text:p>
      <text:p text:style-name="Sommaire"><text:a xlink:href="#chap3" xlink:type="simple">3. en moto</text:a></text:p>
      <text:p text:style-name="TitreChapitre">Chapitre 1 - alors la zone<text:bookmark-start text:name="chap1"/><text:bookmark-end text:name="chap1"/></text:p>
      <text:p text:style-name="TexteJustifie">Contenu du chapitre 1 : alors la zone ...</text:p>
      <text:p text:style-name="TitreChapitre">Chapitre 2 - wesh alors<text:bookmark-start text:name="chap2"/><text:bookmark-end text:name="chap2"/></text:p>
      <text:p text:style-name="TexteJustifie">Contenu du chapitre 2 : wesh alors ...</text:p>
      <text:p text:style-name="TitreChapitre">Chapitre 3 - en moto<text:bookmark-start text:name="chap3"/><text:bookmark-end text:name="chap3"/></text:p>
      <text:p text:style-name="TexteJustifie">Contenu du chapitre 3 : en moto 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office:version="1.2">
  <office:styles>
    <style:style style:name="TitreCentre" style:family="paragraph" style:display-name="TitreCentre">
      <style:paragraph-properties fo:text-align="center"/>
      <style:text-properties fo:font-size="18pt" fo:font-weight="bold"/>
    </style:style>
    <style:style style:name="TexteJustifie" style:family="paragraph" style:display-name="TexteJustifie">
      <style:paragraph-properties fo:text-align="justify"/>
    </style:style>
    <style:style style:name="TitreChapitre" style:family="paragraph" style:display-name="TitreChapitre">
      <style:paragraph-properties fo:text-align="justify"/>
      <style:text-properties fo:font-size="14pt" fo:font-weight="bold"/>
    </style:style>
    <style:style style:name="Sommaire" style:family="paragraph" style:display-name="Sommaire">
      <style:paragraph-properties fo:text-align="justify" fo:margin-left="1cm"/>
    </style:style>
  </office:styles>
  <office:automatic-styles>
    <style:page-layout style:name="MaMiseEnPage">
      <style:page-layout-properties fo:margin="2cm" fo:page-width="21cm" fo:page-height="29.7cm"/>
    </style:page-layout>
    <style:style style:name="FooterPara" style:family="paragraph" style:display-name="FooterPara">
      <style:paragraph-properties fo:text-align="center"/>
    </style:style>
  </office:automatic-styles>
  <office:master-styles>
    <style:master-page style:name="Standard" style:page-layout-name="MaMiseEnPage" style:display-name="Standard">
      <style:footer>
        <text:p text:style-name="FooterPara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